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Bitstream Vera Serif" svg:font-family="'Bitstream Vera Serif'" style:font-adornments="Regular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2" style:family="paragraph" style:parent-style-name="Standard">
      <style:text-properties style:font-name="Trebuchet MS"/>
    </style:style>
    <style:style style:name="P3" style:family="paragraph" style:parent-style-name="Standard">
      <style:text-properties style:text-position="0% 100%" style:font-name="Trebuchet MS"/>
    </style:style>
    <style:style style:name="P4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5" style:family="paragraph" style:parent-style-name="Standard">
      <style:text-properties style:text-position="0% 100%" style:font-name="Trebuchet MS" fo:font-weight="normal" style:font-weight-asian="normal" style:font-weight-complex="normal"/>
    </style:style>
    <style:style style:name="P6" style:family="paragraph" style:parent-style-name="Standard" style:list-style-name="L1">
      <style:text-properties style:text-position="0% 100%" style:font-name="Trebuchet MS"/>
    </style:style>
    <style:style style:name="P7" style:family="paragraph" style:parent-style-name="Standard">
      <style:paragraph-properties fo:break-before="page"/>
      <style:text-properties style:text-position="0% 100%" style:font-name="Trebuchet MS"/>
    </style:style>
    <style:style style:name="P8" style:family="paragraph" style:parent-style-name="Standard">
      <style:paragraph-properties fo:break-before="page"/>
      <style:text-properties style:font-name="Trebuchet MS"/>
    </style:style>
    <style:style style:name="P9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10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11" style:family="paragraph" style:parent-style-name="Standard">
      <style:text-properties style:font-name="Trebuchet MS" style:text-underline-style="none"/>
    </style:style>
    <style:style style:name="P12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13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letter-kerning="true"/>
    </style:style>
    <style:style style:name="T10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  <style:style style:name="fr2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ly Criterion.</text:p>
      <text:p text:style-name="P1">v-to-1 odds, bet f (between 0 and 1) fraction of B, your bankroll.</text:p>
      <text:p text:style-name="P1">Optimal bet is?</text:p>
      <text:p text:style-name="P1">Guess 1. <text:s/>Start with B</text:p>
      <text:p text:style-name="P2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1">Root to get optimal per-game bet. Since the amount you win on a split is independent of f, differentiate to maximize w.r.t. F:<draw:frame draw:style-name="fr1" draw:name="Object2" text:anchor-type="as-char" svg:width="4.419cm" svg:height="0.563cm" draw:z-index="2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1"/>
      <text:p text:style-name="P1"><draw:frame draw:style-name="fr1" draw:name="Object4" text:anchor-type="as-char" svg:width="5.821cm" svg:height="1.154cm" draw:z-index="3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1"/>
      <text:p text:style-name="P1"><draw:frame draw:style-name="fr1" draw:name="Object5" text:anchor-type="as-char" svg:width="4.821cm" svg:height="1.064cm" draw:z-index="4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1"/>
      <text:p text:style-name="P1"><draw:frame draw:style-name="fr1" draw:name="Object6" text:anchor-type="as-char" svg:width="4.987cm" svg:height="0.512cm" draw:z-index="5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1"/>
      <text:p text:style-name="P1"><draw:frame draw:style-name="fr1" draw:name="Object7" text:anchor-type="as-char" svg:width="5.189cm" svg:height="0.489cm" draw:z-index="6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1"/>
      <text:p text:style-name="P1"><draw:frame draw:style-name="fr1" draw:name="Object8" text:anchor-type="as-char" svg:width="5.502cm" svg:height="0.489cm" draw:z-index="7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1"/>
      <text:p text:style-name="P1"><draw:frame draw:style-name="fr1" draw:name="Object9" text:anchor-type="as-char" svg:width="4.44cm" svg:height="1.025cm" draw:z-index="8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1"/>
      <text:p text:style-name="P1"><draw:frame draw:style-name="fr1" draw:name="Object10" text:anchor-type="as-char" svg:width="4.44cm" svg:height="1.025cm" draw:z-index="9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1"/>
      <text:p text:style-name="P1">If %p = %W and &amp;L = 1-%W then:</text:p>
      <text:p text:style-name="P1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1">should u=1/v be found: f_max = p(1+u)-u</text:p>
      <text:p text:style-name="P1"/>
      <text:p text:style-name="P1">HOWEVER, there might be splits right?</text:p>
      <text:p text:style-name="P1">We can ignore losses and say %W/%L = (wins/n)÷(losses/n) = wins/losses = %x. Now,</text:p>
      <text:p text:style-name="P1"><draw:frame draw:style-name="fr1" draw:name="Object11" text:anchor-type="as-char" svg:width="3.687cm" svg:height="1.025cm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1"/>
      <text:p text:style-name="P1"><draw:frame draw:style-name="fr1" draw:name="Object12" text:anchor-type="as-char" svg:width="2.803cm" svg:height="1.088cm" draw:z-index="11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14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1"/>
      <text:p text:style-name="P1">Our turn.</text:p>
      <text:p text:style-name="P1">For e players,</text:p>
      <text:p text:style-name="P1"><draw:frame draw:style-name="fr1" draw:name="Object14" text:anchor-type="as-char" svg:width="12.384cm" svg:height="0.716cm" draw:z-index="12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1"><draw:frame draw:style-name="fr1" draw:name="Object27" text:anchor-type="as-char" svg:width="14.661cm" svg:height="2.006cm" draw:z-index="15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3">B<text:tab/><text:tab/>the money available TO BE BET, this does not include money already bet</text:p>
      <text:p text:style-name="P3">f<text:span text:style-name="T2">pot</text:span><text:tab/><text:tab/>the fraction of my bankroll available to be won, from the pot<text:line-break/><text:tab/><text:tab/><text:tab/>(dead from previous rounds and called bets)</text:p>
      <text:p text:style-name="P3">e<text:tab/><text:tab/>number of people that have already called plus the initial better, added to the potential future calls;<text:line-break/><text:tab/><text:tab/><text:tab/>also the number of people to BEAT.</text:p>
      <text:p text:style-name="P3">(f + f<text:span text:style-name="T2">d</text:span>)<text:tab/>the amount to bet. This is our input/independent variable function input</text:p>
      <text:p text:style-name="P3">losses<text:tab/><text:tab/>percent chance to lose against one hand</text:p>
      <text:p text:style-name="P3">splits<text:tab/><text:tab/>percent chance to split with one hand</text:p>
      <text:p text:style-name="P3">wins<text:tab/><text:tab/>percent change to win</text:p>
      <text:p text:style-name="P3"/>
      <text:p text:style-name="P3"/>
      <text:p text:style-name="P4">VARIABLE FACTOR:<text:span text:style-name="T3"> e has to be an integer for the purposes of s</text:span><text:span text:style-name="T4">av</text:span><text:span text:style-name="T3">. Which way can we round?</text:span></text:p>
      <text:p text:style-name="P5"><text:tab/>Consider you bet x and the pot holds f<text:span text:style-name="T2">pot</text:span>. The pot odds given are to bet x to profit (x+f<text:span text:style-name="T2">pot</text:span>). That's pay x to receive (2x+f<text:span text:style-name="T2">pot</text:span>) which you should do if you can win<draw:frame draw:style-name="fr1" draw:name="Object25" text:anchor-type="as-char" svg:width="1.834cm" svg:height="1.088cm" draw:z-index="16"><draw:object xlink:href="./Object 11" xlink:type="simple" xlink:show="embed" xlink:actuate="onLoad"/><draw:image xlink:href="./ObjectReplacements/Object 11" xlink:type="simple" xlink:show="embed" xlink:actuate="onLoad"/></draw:frame>of the time.</text:p>
      <text:p text:style-name="P4">VARIABLE FACTOR:<text:span text:style-name="T3"> Account for bets larger than an opponent's stack. Approximate?</text:span></text:p>
      <text:p text:style-name="P4">VARIABLE FACTOR:<text:span text:style-name="T3"> Wins should be the minimum? We adjust this value toward ultimate for bluffs then... PLEASE CONSIDER HOWEVER THAT WE CAN ACCOUNT FOR PEOPLE ONLY BETTING STRONGER HANDS BY MAINTAINING wins = chance to win if EVERYBODY THAT IS ALIVE AT ALL is in the hand.</text:span></text:p>
      <text:p text:style-name="P3"/>
      <text:p text:style-name="P3">From the function, find the maximum gain bet (quadratic optimization) and the equal-to-folding bet after the max:<draw:frame draw:style-name="fr1" draw:name="Object15" text:anchor-type="as-char" svg:width="2.956cm" svg:height="0.607cm" draw:z-index="17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18"><draw:object xlink:href="./Object 5" xlink:type="simple" xlink:show="embed" xlink:actuate="onLoad"/><draw:image xlink:href="./ObjectReplacements/Object 5" xlink:type="simple" xlink:show="embed" xlink:actuate="onLoad"/></draw:frame></text:p>
      <text:p text:style-name="P3">It is probably best to approximate the derivative for the root-finding via Newton's Method.</text:p>
      <text:p text:style-name="P3">Try the following, remembering that e* is a function of (f + f<text:span text:style-name="T2">d</text:span>) too!</text:p>
      <text:p text:style-name="P3"><draw:frame draw:style-name="fr1" draw:name="Object16" text:anchor-type="as-char" svg:width="17.42cm" svg:height="1.351cm" draw:z-index="19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frame draw:style-name="fr1" draw:name="Object17" text:anchor-type="as-char" svg:width="12.661cm" svg:height="2.528cm" draw:z-index="20"><draw:object xlink:href="./Object 3" xlink:type="simple" xlink:show="embed" xlink:actuate="onLoad"/><draw:image xlink:href="./ObjectReplacements/Object 3" xlink:type="simple" xlink:show="embed" xlink:actuate="onLoad"/></draw:frame></text:p>
      <text:p text:style-name="P3">where</text:p>
      <text:p text:style-name="P3"><draw:frame draw:style-name="fr1" draw:name="Object49" text:anchor-type="as-char" svg:width="9.476cm" svg:height="0.674cm" draw:z-index="21"><draw:object xlink:href="./Object 33" xlink:type="simple" xlink:show="embed" xlink:actuate="onLoad"/><draw:image xlink:href="./ObjectReplacements/Object 33" xlink:type="simple" xlink:show="embed" xlink:actuate="onLoad"/></draw:frame></text:p>
      <text:p text:style-name="P3">Since we usually evaluate</text:p>
      <text:p text:style-name="P3"><draw:frame draw:style-name="fr1" draw:name="Object47" text:anchor-type="as-char" svg:width="2.755cm" svg:height="1.212cm" draw:z-index="22"><draw:object xlink:href="./Object 31" xlink:type="simple" xlink:show="embed" xlink:actuate="onLoad"/><draw:image xlink:href="./ObjectReplacements/Object 31" xlink:type="simple" xlink:show="embed" xlink:actuate="onLoad"/></draw:frame></text:p>
      <text:p text:style-name="P3"><draw:frame draw:style-name="fr1" draw:name="Object48" text:anchor-type="as-char" svg:width="16.85cm" svg:height="1.393cm" draw:z-index="23"><draw:object xlink:href="./Object 32" xlink:type="simple" xlink:show="embed" xlink:actuate="onLoad"/><draw:image xlink:href="./ObjectReplacements/Object 32" xlink:type="simple" xlink:show="embed" xlink:actuate="onLoad"/></draw:frame></text:p>
      <text:p text:style-name="P3"/>
      <text:p text:style-name="P3">Now for the tricks</text:p>
      <text:p text:style-name="P3"><draw:frame draw:style-name="fr1" draw:name="Object21" text:anchor-type="as-char" svg:width="4.477cm" svg:height="0.55cm" draw:z-index="24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1" draw:name="Object18" text:anchor-type="as-char" svg:width="4.189cm" svg:height="0.55cm" draw:z-index="25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1" draw:name="Object20" text:anchor-type="as-char" svg:width="15.432cm" svg:height="1.169cm" draw:z-index="26"><draw:object xlink:href="./Object 6" xlink:type="simple" xlink:show="embed" xlink:actuate="onLoad"/><draw:image xlink:href="./ObjectReplacements/Object 6" xlink:type="simple" xlink:show="embed" xlink:actuate="onLoad"/></draw:frame></text:p>
      <text:p text:style-name="P3">then Newton's Method is:</text:p>
      <text:p text:style-name="P3"><draw:frame draw:style-name="fr1" draw:name="Object22" text:anchor-type="as-char" svg:width="3.637cm" svg:height="1.092cm" draw:z-index="27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3">Use G(x) to track the eps_abs and x<text:span text:style-name="T2">n+1</text:span> to track eps_step, but we know we are restricting it to bet-width minimum steps.</text:p>
      <text:p text:style-name="P3">Alternatively,</text:p>
      <text:p text:style-name="P3"><draw:frame draw:style-name="fr1" draw:name="Object23" text:anchor-type="as-char" svg:width="18.443cm" svg:height="1.291cm" draw:z-index="34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1" draw:name="Object24" text:anchor-type="as-char" svg:width="17.619cm" svg:height="1.291cm" draw:z-index="35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3">Improving upon e* to make class ExactCall,</text:p>
      <text:p text:style-name="P3">Iterate through each active player</text:p>
      <text:list text:style-name="L1">
        <text:list-item>
          <text:p text:style-name="P6">Using pot odds find how likely each player is to call. Assume previous players have bet with their calculated percentages.</text:p>
        </text:list-item>
        <text:list-item>
          <text:p text:style-name="P6">Multiply to determine value in chips</text:p>
        </text:list-item>
        <text:list-item>
          <text:p text:style-name="P6">Add these chips to the pot for the next player</text:p>
        </text:list-item>
      </text:list>
      <text:p text:style-name="P3">Divide to determine fraction relative to MY bankroll.</text:p>
      <text:p text:style-name="P3"/>
      <text:p text:style-name="P3"/>
      <text:p text:style-name="P3">As for determining de*,<draw:frame draw:style-name="fr1" draw:name="Object51" text:anchor-type="as-char" svg:width="4.738cm" svg:height="1.028cm" draw:z-index="36"><draw:object xlink:href="./Object 35" xlink:type="simple" xlink:show="embed" xlink:actuate="onLoad"/><draw:image xlink:href="./ObjectReplacements/Object 35" xlink:type="simple" xlink:show="embed" xlink:actuate="onLoad"/></draw:frame></text:p>
      <text:p text:style-name="P3">Notice that if the bet DOES NOT put the first opponent all-in,</text:p>
      <text:p text:style-name="P3"><draw:frame draw:style-name="fr1" draw:name="Object50" text:anchor-type="as-char" svg:width="23.751cm" svg:height="1.314cm" draw:z-index="37"><draw:object xlink:href="./Object 34" xlink:type="simple" xlink:show="embed" xlink:actuate="onLoad"/><draw:image xlink:href="./ObjectReplacements/Object 34" xlink:type="simple" xlink:show="embed" xlink:actuate="onLoad"/></draw:frame></text:p>
      <text:p text:style-name="P3">Obviously if the first opponent is pushed all in, de* = 0.</text:p>
      <text:p text:style-name="P3">Now, when accounting for previous expected bets, try this:</text:p>
      <text:p text:style-name="P3"><draw:frame draw:style-name="fr1" draw:name="Object52" text:anchor-type="as-char" svg:width="9.202cm" svg:height="1.272cm" draw:z-index="38"><draw:object xlink:href="./Object 36" xlink:type="simple" xlink:show="embed" xlink:actuate="onLoad"/><draw:image xlink:href="./ObjectReplacements/Object 36" xlink:type="simple" xlink:show="embed" xlink:actuate="onLoad"/></draw:frame></text:p>
      <text:p text:style-name="P3"><draw:frame draw:style-name="fr1" draw:name="Object53" text:anchor-type="as-char" svg:width="14.679cm" svg:height="1.434cm" draw:z-index="39"><draw:object xlink:href="./Object 37" xlink:type="simple" xlink:show="embed" xlink:actuate="onLoad"/><draw:image xlink:href="./ObjectReplacements/Object 37" xlink:type="simple" xlink:show="embed" xlink:actuate="onLoad"/></draw:frame></text:p>
      <text:p text:style-name="P3">Simplifying,</text:p>
      <text:p text:style-name="P3"><draw:frame draw:style-name="fr1" draw:name="Object54" text:anchor-type="as-char" svg:width="12.19cm" svg:height="1.272cm" draw:z-index="53"><draw:object xlink:href="./Object 38" xlink:type="simple" xlink:show="embed" xlink:actuate="onLoad"/><draw:image xlink:href="./ObjectReplacements/Object 38" xlink:type="simple" xlink:show="embed" xlink:actuate="onLoad"/></draw:frame></text:p>
      <text:p text:style-name="P3"><draw:frame draw:style-name="fr1" draw:name="Object55" text:anchor-type="as-char" svg:width="13.062cm" svg:height="1.434cm" draw:z-index="54"><draw:object xlink:href="./Object 39" xlink:type="simple" xlink:show="embed" xlink:actuate="onLoad"/><draw:image xlink:href="./ObjectReplacements/Object 39" xlink:type="simple" xlink:show="embed" xlink:actuate="onLoad"/></draw:frame></text:p>
      <text:p text:style-name="P7">We need to make the deterrent relative to something. Say, the call size c, or p/e or maybe (c+ p/e)...</text:p>
      <text:p text:style-name="P3">So</text:p>
      <text:p text:style-name="P3">Let d represent this constant.</text:p>
      <text:p text:style-name="P3">We will let v be the amount bet so far.</text:p>
      <text:p text:style-name="P3"/>
      <text:p text:style-name="P3">Then</text:p>
      <text:p text:style-name="P2"><text:span text:style-name="T5">the winnable factor of the utility function is (1 + p + v + (e*f – v)*d/(f+d)) = </text:span><text:span text:style-name="T5"><draw:frame draw:style-name="fr1" draw:name="Object37" text:anchor-type="as-char" svg:width="4.195cm" svg:height="1.042cm" draw:z-index="40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2"/>
      <text:p text:style-name="P2"/>
      <text:p text:style-name="P8">Formula to convert from (PCT, WL) to (wins, splits, loss):</text:p>
      <text:p text:style-name="P9"><draw:frame draw:style-name="fr1" draw:name="Object26" text:anchor-type="as-char" svg:width="3.067cm" svg:height="1.02cm" draw:z-index="41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42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43"><draw:object xlink:href="./Object 14" xlink:type="simple" xlink:show="embed" xlink:actuate="onLoad"/><draw:image xlink:href="./ObjectReplacements/Object 14" xlink:type="simple" xlink:show="embed" xlink:actuate="onLoad"/></draw:frame></text:p>
      <text:p text:style-name="P9"><draw:frame draw:style-name="fr1" draw:name="Object30" text:anchor-type="as-char" svg:width="4.764cm" svg:height="0.529cm" draw:z-index="44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45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46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<draw:frame draw:style-name="fr2" draw:name="Object33" text:anchor-type="as-char" svg:width="6.708cm" svg:height="1.706cm" draw:z-index="47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2">R3 := R3 – R2<text:tab/><text:tab/><draw:frame draw:style-name="fr2" draw:name="Object34" text:anchor-type="as-char" svg:width="5.659cm" svg:height="1.702cm" draw:z-index="48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R2 := R2 – R3<text:tab/><text:tab/><draw:frame draw:style-name="fr2" draw:name="Object35" text:anchor-type="as-char" svg:width="5.803cm" svg:height="1.702cm" draw:z-index="49"><draw:object xlink:href="./Object 20" xlink:type="simple" xlink:show="embed" xlink:actuate="onLoad"/><draw:image xlink:href="./ObjectReplacements/Object 20" xlink:type="simple" xlink:show="embed" xlink:actuate="onLoad"/></draw:frame></text:p>
      <text:p text:style-name="P2">R1 := (-1)R1<text:tab/><text:tab/><text:tab/><draw:frame draw:style-name="fr2" draw:name="Object36" text:anchor-type="as-char" svg:width="5.493cm" svg:height="1.702cm" draw:z-index="50"><draw:object xlink:href="./Object 21" xlink:type="simple" xlink:show="embed" xlink:actuate="onLoad"/><draw:image xlink:href="./ObjectReplacements/Object 21" xlink:type="simple" xlink:show="embed" xlink:actuate="onLoad"/></draw:frame></text:p>
      <text:p text:style-name="P2">R1 := R1 + (WL)R2<text:tab/><text:tab/><draw:frame draw:style-name="fr2" draw:name="Object38" text:anchor-type="as-char" svg:width="6.643cm" svg:height="1.715cm" draw:z-index="51"><draw:object xlink:href="./Object 22" xlink:type="simple" xlink:show="embed" xlink:actuate="onLoad"/><draw:image xlink:href="./ObjectReplacements/Object 22" xlink:type="simple" xlink:show="embed" xlink:actuate="onLoad"/></draw:frame></text:p>
      <text:p text:style-name="P2">R2 := (2WL-1)R2<text:tab/><text:tab/><draw:frame draw:style-name="fr2" draw:name="Object39" text:anchor-type="as-char" svg:width="8.731cm" svg:height="1.732cm" draw:z-index="52"><draw:object xlink:href="./Object 23" xlink:type="simple" xlink:show="embed" xlink:actuate="onLoad"/><draw:image xlink:href="./ObjectReplacements/Object 23" xlink:type="simple" xlink:show="embed" xlink:actuate="onLoad"/></draw:frame></text:p>
      <text:p text:style-name="P2">R2 := R2 – R1<text:tab/><text:tab/><draw:frame draw:style-name="fr2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2">Raw results</text:p>
      <text:p text:style-name="P2"><draw:frame draw:style-name="fr2" draw:name="Object41" text:anchor-type="as-char" svg:width="4.172cm" svg:height="1.032cm" draw:z-index="28"><draw:object xlink:href="./Object 25" xlink:type="simple" xlink:show="embed" xlink:actuate="onLoad"/><draw:image xlink:href="./ObjectReplacements/Object 25" xlink:type="simple" xlink:show="embed" xlink:actuate="onLoad"/></draw:frame> , <text:span text:style-name="T6"><draw:frame draw:style-name="fr2" draw:name="Object42" text:anchor-type="as-char" svg:width="4.902cm" svg:height="1.032cm" draw:z-index="29"><draw:object xlink:href="./Object 26" xlink:type="simple" xlink:show="embed" xlink:actuate="onLoad"/><draw:image xlink:href="./ObjectReplacements/Object 26" xlink:type="simple" xlink:show="embed" xlink:actuate="onLoad"/></draw:frame></text:span><text:span text:style-name="T6"> , </text:span><text:span text:style-name="T6"><draw:frame draw:style-name="fr2" draw:name="Object43" text:anchor-type="as-char" svg:width="5.392cm" svg:height="0.543cm" draw:z-index="30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0"><draw:frame draw:style-name="fr1" draw:name="Object44" text:anchor-type="as-char" svg:width="3.067cm" svg:height="1.02cm" draw:z-index="31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32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33"><draw:object xlink:href="./Object 30" xlink:type="simple" xlink:show="embed" xlink:actuate="onLoad"/><draw:image xlink:href="./ObjectReplacements/Object 30" xlink:type="simple" xlink:show="embed" xlink:actuate="onLoad"/></draw:frame></text:p>
      <text:p text:style-name="P2">Other conveniences:</text:p>
      <text:p text:style-name="P11"><text:span text:style-name="T7">(2PCT – 1) = </text:span><text:span text:style-name="T8">wins</text:span><text:span text:style-name="T7"> – </text:span><text:span text:style-name="T8">losses</text:span></text:p>
      <text:p text:style-name="P12"><text:span text:style-name="T8">splits</text:span> = (PCT<text:span text:style-name="T8"> – win</text:span><text:span text:style-name="T9">s)×2</text:span></text:p>
      <text:p text:style-name="P13"/>
      <text:p text:style-name="P13">Special cases: WL = 0, (2<text:span text:style-name="T10">×</text:span>PCT – 1) = 0, WL = 1, WL = 0.5, PCT = 1;</text:p>
      <text:p text:style-name="P13">Dangerous cases: WL = 0.5;</text:p>
      <text:p text:style-name="P13"/>
      <text:p text:style-name="P13">When splits = 1, WL (0/0) would originally be saved as 0. This is PCT = 0.5. (Handled by default)</text:p>
      <text:p text:style-name="P13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Bitstream Vera Serif" svg:font-family="'Bitstream Vera Serif'" style:font-adornments="Regular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erif" style:letter-kerning="tru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1.79cm" fo:margin-bottom="1.7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5-05-21T15:25:29</meta:creation-date>
    <dc:date>2006-08-29T00:22:49</dc:date>
    <dc:language>en-US</dc:language>
    <meta:editing-cycles>81</meta:editing-cycles>
    <meta:editing-duration>P4DT20H56M14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0" meta:image-count="0" meta:object-count="55" meta:page-count="7" meta:paragraph-count="97" meta:word-count="672" meta:character-count="3666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row>
                    <math:mn>1</math:mn>
                    <math:mo math:stretchy="false"></math:mo>
                    <math:msub>
                      <math:mi>f</math:mi>
                      <math:mi math:fontstyle="italic">pot</math:mi>
                    </math:msub>
                  </math:mrow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f_pot 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>
            <math:mi>s</math:mi>
            <math:mi math:fontstyle="italic">av</math:mi>
          </math:msub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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</math:mo>
                    <math:mrow>
                      <math:msup>
                        <math:mi>e</math:mi>
                        <math:mtext>*</math:mtext>
                      </math:msup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i>m</math:mi>
                      <math:mo math:stretchy="false"></math:mo>
                      <math:mrow>
                        <math:mfenced math:open="" math:close="">
                          <math:mrow>
                            <math:mi>e</math:mi>
                            <math:mo math:stretchy="false">−</math:mo>
                            <math:mi>m</math:mi>
                          </math:mrow>
                        </math:mfenced>
                        <math:mo math:stretchy="false">⋅</math:mo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</math:mrow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{{f_pot + {e^"*" (f + f_d)}} times left( m + left(e-m right)cdot left( 1 - m over e right) right) over {m+1}} 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</math:mo>
          <math:mrow>
            <math:mi>f</math:mi>
            <math:mo math:stretchy="false"></math:mo>
            <math:msub>
              <math:mi>f</math:mi>
              <math:mi>d</math:mi>
            </math:msub>
          </math:mrow>
          <math:mo math:stretchy="false"></math:mo>
        </math:mrow>
      </math:mrow>
      <math:mo math:stretchy="false">=</math:mo>
      <math:mrow>
        <math:mfenced math:open="" math:close="">
          <math:mrow>
            <math:mrow>
              <math:mfrac>
                <math:mrow>
                  <math:mi>e</math:mi>
                  <math:mo math:stretchy="false">⋅</math:mo>
                  <math:msup>
                    <math:mi math:fontstyle="italic">win</math:mi>
                    <math:mi>e</math:mi>
                  </math:msup>
                </math:mrow>
                <math:mrow>
                  <math:mo math:stretchy="false"></math:mo>
                  <math:mrow>
                    <math:mrow>
                      <math:mn>1</math:mn>
                      <math:mo math:stretchy="false"></math:mo>
                      <math:msub>
                        <math:mi>f</math:mi>
                        <math:mi math:fontstyle="italic">pot</math:mi>
                      </math:msub>
                    </math:mrow>
                    <math:mo math:stretchy="false"></math:mo>
                    <math:mrow>
                      <math:mi>e</math:mi>
                      <math:mo math:stretchy="false">⋅</math:mo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</math:mo>
                </math:mrow>
              </math:mfrac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  <math:mo math:stretchy="false"></math:mo>
              <math:mn>1</math:mn>
            </math:mrow>
          </math:mrow>
        </math:mfenced>
      </math:mrow>
    </math:mrow>
    <math:annotation math:encoding="StarMath 5.0">{G_shift'(f+f_d)}= left( {e cdot win^e } over (1+ f_pot + e cdot (f + f_d)) + { {(1-losses)^e} -1 } over (1-(f + f_d)) + (s^"*"_av(e,m,f_pot,f_c)) right) times { left( G_shift(f+f_d) +1 right)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frac>
      <math:mi>x</math:mi>
      <math:mrow>
        <math:mn>2</math:mn>
        <math:mrow>
          <math:mi>x</math:mi>
          <math:mo math:stretchy="false"></math:mo>
          <math:msub>
            <math:mi>f</math:mi>
            <math:mi math:fontstyle="italic">pot</math:mi>
          </math:msub>
        </math:mrow>
      </math:mrow>
    </math:mfrac>
    <math:annotation math:encoding="StarMath 5.0">x over {2 x+f_pot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row>
                  <math:msup>
                    <math:mi math:fontstyle="italic">de</math:mi>
                    <math:mtext>*</math:mtext>
                  </math:msup>
                  <math:mfrac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  <math:mrow>
                      <math:mo math:stretchy="false"></math:mo>
                      <math:mrow>
                        <math:mrow>
                          <math:mrow>
                            <math:mn>1</math:mn>
                            <math:mo math:stretchy="false"></math:mo>
                            <math:msub>
                              <math:mi>f</math:mi>
                              <math:mi math:fontstyle="italic">pot</math:mi>
                            </math:msub>
                          </math:mrow>
                          <math:mo math:stretchy="false"></math:mo>
                          <math:msup>
                            <math:mi>e</math:mi>
                            <math:mtext>*</math:mtext>
                          </math:msup>
                        </math:mrow>
                        <math:mrow>
                          <math:mo math:stretchy="false"></math:mo>
                          <math:mrow>
                            <math:mi>f</math:mi>
                            <math:mo math:stretchy="false">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</math:mo>
                        </math:mrow>
                      </math:mrow>
                      <math:mo math:stretchy="false"></math:mo>
                    </math:mrow>
                  </math:mfrac>
                </math:mrow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de^"*"(f + f_d)
	over
	(1+ f_pot 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rac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row>
              <math:msup>
                <math:mi math:fontstyle="italic">split</math:mi>
                <math:mi>m</math:mi>
              </math:msup>
              <math:mo math:stretchy="false">⋅</math:mo>
              <math:mfenced math:open="" math:close="">
                <math:mrow>
                  <math:mi>e</math:mi>
                  <math:mo math:stretchy="false">−</math:mo>
                  <math:mi>m</math:mi>
                </math:mrow>
              </math:mfenced>
            </math:mrow>
            <math:msup>
              <math:mi>'</math:mi>
              <math:mtext>*</math:mtext>
            </math:msup>
          </math:mrow>
          <math:mfenced math:open="" math:close="">
            <math:mrow>
              <math:mn>1</math:mn>
              <math:mo math:stretchy="false">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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fenced math:open="" math:close="">
                    <math:mrow>
                      <math:mrow>
                        <math:msub>
                          <math:mi>e</math:mi>
                          <math:mi math:fontstyle="italic">called</math:mi>
                        </math:msub>
                        <math:mo math:stretchy="false"></math:mo>
                        <math:msup>
                          <math:mrow>
                            <math:mo math:stretchy="false"></math:mo>
                            <math:mrow>
                              <math:msub>
                                <math:mi>e</math:mi>
                                <math:mi math:fontstyle="italic">tocall</math:mi>
                              </math:msub>
                              <math:mi>e</math:mi>
                            </math:mrow>
                            <math:mo math:stretchy="false"></math:mo>
                          </math:mrow>
                          <math:mtext>*</math:mtext>
                        </math:msup>
                      </math:mrow>
                      <math:mo math:stretchy="false">−</math:mo>
                      <math:mi>m</math:mi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row>
          </math:mfenced>
        </math:mfrac>
      </math:mrow>
    </math:mrow>
    <math:annotation math:encoding="StarMath 5.0">(s_av^"*"(e,m,f_pot,f_c)) = sum from m=1 to m={e-1} { {left( binom{e}{m} right) win^{e-m} split^m cdot left( e-m right)'^"*"} over left(1+ {{f_pot + (f + f_d)left( e_called + (e_tocall e)^"*" -m right)} over {m+1}} right)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sup>
        <math:mi>e</math:mi>
        <math:mtext>*</math:mtext>
      </math:msup>
      <math:mfenced math:open="[" math:close="]">
        <math:mfrac>
          <math:mi>x</math:mi>
          <math:mrow>
            <math:mrow>
              <math:mn>2</math:mn>
              <math:mo math:stretchy="false">⋅</math:mo>
              <math:mi>x</math:mi>
            </math:mrow>
            <math:mo math:stretchy="false"></math:mo>
            <math:msub>
              <math:mi>f</math:mi>
              <math:mi math:fontstyle="italic">pot</math:mi>
            </math:msub>
          </math:mrow>
        </math:mfrac>
      </math:mfenced>
    </math:mrow>
    <math:annotation math:encoding="StarMath 5.0">e^"*" left[ x over {2 cdot x + f_pot} right]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x</math:mi>
      </math:mfrac>
      <math:mrow>
        <math:mfenced math:open="" math:close="">
          <math:mrow>
            <math:msup>
              <math:mi>e</math:mi>
              <math:mtext>*</math:mtext>
            </math:msup>
            <math:mfenced math:open="[" math:close="]">
              <math:mfrac>
                <math:mi>x</math:mi>
                <math:mrow>
                  <math:mrow>
                    <math:mn>2</math:mn>
                    <math:mo math:stretchy="false">⋅</math:mo>
                    <math:mi>x</math:mi>
                  </math:mrow>
                  <math:mo math:stretchy="false"></math:mo>
                  <math:msub>
                    <math:mi>f</math:mi>
                    <math:mi math:fontstyle="italic">pot</math:mi>
                  </math:msub>
                </math:mrow>
              </math:mfrac>
            </math:mfenced>
          </math:mrow>
        </math:mfenced>
        <math:mo math:stretchy="false">=</math:mo>
        <math:mrow>
          <math:mfenced math:open="" math:close="">
            <math:mrow>
              <math:mfenced math:open="" math:close="">
                <math:mfrac>
                  <math:msup>
                    <math:mi math:fontstyle="italic">de</math:mi>
                    <math:mtext>*</math:mtext>
                  </math:msup>
                  <math:mi math:fontstyle="italic">dx</math:mi>
                </math:mfrac>
              </math:mfenced>
              <math:mfenced math:open="[" math:close="]">
                <math:mfrac>
                  <math:mi>x</math:mi>
                  <math:mrow>
                    <math:mrow>
                      <math:mn>2</math:mn>
                      <math:mo math:stretchy="false">⋅</math:mo>
                      <math:mi>x</math:mi>
                    </math:mrow>
                    <math:mo math:stretchy="false"></math:mo>
                    <math:msub>
                      <math:mi>f</math:mi>
                      <math:mi math:fontstyle="italic">pot</math:mi>
                    </math:msub>
                  </math:mrow>
                </math:mfrac>
              </math:mfenced>
            </math:mrow>
          </math:mfenced>
          <math:mo math:stretchy="false">×</math:mo>
          <math:mfrac>
            <math:mi>d</math:mi>
            <math:mi math:fontstyle="italic">dx</math:mi>
          </math:mfrac>
        </math:mrow>
      </math:mrow>
      <math:mrow>
        <math:mfenced math:open="" math:close="">
          <math:mfrac>
            <math:mi>x</math:mi>
            <math:mrow>
              <math:mrow>
                <math:mn>2</math:mn>
                <math:mo math:stretchy="false">⋅</math:mo>
                <math:mi>x</math:mi>
              </math:mrow>
              <math:mo math:stretchy="false"></math:mo>
              <math:msub>
                <math:mi>f</math:mi>
                <math:mi math:fontstyle="italic">pot</math:mi>
              </math:msub>
            </math:mrow>
          </math:mfrac>
        </math:mfenced>
        <math:mo math:stretchy="false">=</math:mo>
        <math:mrow>
          <math:mfenced math:open="" math:close="">
            <math:mrow>
              <math:mfenced math:open="" math:close="">
                <math:mfrac>
                  <math:msup>
                    <math:mi math:fontstyle="italic">de</math:mi>
                    <math:mtext>*</math:mtext>
                  </math:msup>
                  <math:mi math:fontstyle="italic">dx</math:mi>
                </math:mfrac>
              </math:mfenced>
              <math:mfenced math:open="[" math:close="]">
                <math:mfrac>
                  <math:mi>x</math:mi>
                  <math:mrow>
                    <math:mrow>
                      <math:mn>2</math:mn>
                      <math:mo math:stretchy="false">⋅</math:mo>
                      <math:mi>x</math:mi>
                    </math:mrow>
                    <math:mo math:stretchy="false"></math:mo>
                    <math:msub>
                      <math:mi>f</math:mi>
                      <math:mi math:fontstyle="italic">pot</math:mi>
                    </math:msub>
                  </math:mrow>
                </math:mfrac>
              </math:mfenced>
            </math:mrow>
          </math:mfenced>
          <math:mo math:stretchy="false">×</math:mo>
          <math:mfrac>
            <math:msub>
              <math:mi>f</math:mi>
              <math:mi math:fontstyle="italic">pot</math:mi>
            </math:msub>
            <math:msup>
              <math:mfenced math:open="" math:close="">
                <math:mrow>
                  <math:mrow>
                    <math:mn>2</math:mn>
                    <math:mo math:stretchy="false">⋅</math:mo>
                    <math:mi>x</math:mi>
                  </math:mrow>
                  <math:mo math:stretchy="false"></math:mo>
                  <math:mi>a</math:mi>
                </math:mrow>
              </math:mfenced>
              <math:mn>2</math:mn>
            </math:msup>
          </math:mfrac>
        </math:mrow>
      </math:mrow>
    </math:mrow>
    <math:annotation math:encoding="StarMath 5.0">d over {dx} left(  e^"*" left[ x over {2 cdot x + f_pot} right] right) = left( left( {de^"*"} over {dx}right) left[ x over {2 cdot x + f_pot} right] right) times {d over {dx}} left( x over {2 cdot x + f_pot} right)
= left( left( {de^"*"} over {dx}right) left[ x over {2 cdot x + f_pot} right] right) times {f_pot over left( 2 cdot x + a right)^2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i>e</math:mi>
          <math:mo math:stretchy="false">−</math:mo>
          <math:mi>m</math:mi>
        </math:mrow>
        <math:mo math:stretchy="false"></math:mo>
      </math:mrow>
      <math:mrow>
        <math:msup>
          <math:mi>'</math:mi>
          <math:mtext>*</math:mtext>
        </math:msup>
        <math:mo math:stretchy="false">=</math:mo>
        <math:mfenced math:open="[" math:close="]">
          <math:mrow>
            <math:msub>
              <math:mi>e</math:mi>
              <math:mi math:fontstyle="italic">tocall</math:mi>
            </math:msub>
            <math:mi>e</math:mi>
            <math:mrow>
              <math:mrow>
                <math:msup>
                  <math:mi>'</math:mi>
                  <math:mtext>*</math:mtext>
                </math:msup>
                <math:mo math:stretchy="false">⋅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</math:mo>
              <math:msub>
                <math:mi>e</math:mi>
                <math:mi math:fontstyle="italic">tocall</math:mi>
              </math:msub>
            </math:mrow>
            <math:mrow>
              <math:msup>
                <math:mi>e</math:mi>
                <math:mtext>*</math:mtext>
              </math:msup>
              <math:mo math:stretchy="false"></math:mo>
              <math:mrow>
                <math:mo math:stretchy="false"></math:mo>
                <math:mrow>
                  <math:msub>
                    <math:mi>e</math:mi>
                    <math:mi math:fontstyle="italic">called</math:mi>
                  </math:msub>
                  <math:mo math:stretchy="false">−</math:mo>
                  <math:mi>m</math:mi>
                </math:mrow>
                <math:mo math:stretchy="false"></math:mo>
              </math:mrow>
            </math:mrow>
          </math:mrow>
        </math:mfenced>
      </math:mrow>
    </math:mrow>
    <math:annotation math:encoding="StarMath 5.0">(e-m)'^"*" = left[e_tocall e'^"*" cdot (f + f_d) + e_tocall e^"*" + (e_called - m) right]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i math:fontstyle="italic">one</math:mi>
          <math:mtext>*</math:mtext>
        </math:msubsup>
        <math:mo math:stretchy="false">=</math:mo>
        <math:mrow>
          <math:msub>
            <math:mi>B</math:mi>
            <math:mi math:fontstyle="italic">one</math:mi>
          </math:msub>
          <math:mo math:stretchy="false">×</math:mo>
          <math:mi math:fontstyle="italic">pctWillCall</math:mi>
        </math:mrow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  <math:mi/>
      <math:mo math:stretchy="false">⇒</math:mo>
      <math:mi/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sub>
            <math:mi>B</math:mi>
            <math:mi math:fontstyle="italic">one</math:mi>
          </math:msub>
          <math:mo math:stretchy="false">×</math:mo>
          <math:mi math:fontstyle="italic">pctWillCall</math:mi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e^"*"_one = B_one times pctWillCall left( betSize over {2 times betSize + chips_pot} right) ~~ drarrow ~~ de^"*"_one = B_one times pctWillCall' left( betSize over {2 times betSize + chips_pot} right) cdot {chips_pot over left( 2 times betSize + chips_pot right)^2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sub>
            <math:mi>B</math:mi>
            <math:mi math:fontstyle="italic">opp</math:mi>
          </math:msub>
          <math:mo math:stretchy="false">×</math:mo>
          <math:mi math:fontstyle="italic">pctWillCall</math:mi>
        </math:mrow>
      </math:mrow>
      <math:mfenced math:open="" math:close="">
        <math:mfrac>
          <math:mi math:fontstyle="italic">betSize</math:mi>
          <math:mrow>
            <math:mrow>
              <math:mi math:fontstyle="italic">betSize</math:mi>
              <math:mo math:stretchy="false"></math:mo>
              <math:msub>
                <math:mi math:fontstyle="italic">chips</math:mi>
                <math:mi math:fontstyle="italic">pot</math:mi>
              </math:msub>
            </math:mrow>
            <math:mo math:stretchy="false"></math:mo>
            <math:msubsup>
              <math:mi>e</math:mi>
              <math:mi>n</math:mi>
              <math:mtext>*</math:mtext>
            </math:msubsup>
          </math:mrow>
        </math:mfrac>
      </math:mfenced>
    </math:mrow>
    <math:annotation math:encoding="StarMath 5.0">e^"*"_{n+1} = B_opp times pctWillCall left( betSize over { betSize + chips_pot + e^"*"_n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sub>
            <math:mi>B</math:mi>
            <math:mi math:fontstyle="italic">opp</math:mi>
          </math:msub>
          <math:mo math:stretchy="false">×</math:mo>
          <math:mi math:fontstyle="italic">pctWillCall</math:mi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</math:mfenced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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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B_opp times pctWillCall' left( betSize over { betSize + chips_pot + e^"*"_n} right)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sub>
            <math:mi>B</math:mi>
            <math:mi math:fontstyle="italic">opp</math:mi>
          </math:msub>
          <math:mo math:stretchy="false">×</math:mo>
          <math:mi math:fontstyle="italic">pctWillCall</math:mi>
        </math:mrow>
      </math:mrow>
      <math:mfenced math:open="" math:close="">
        <math:mfrac>
          <math:mi math:fontstyle="italic">betSize</math:mi>
          <math:mrow>
            <math:mi math:fontstyle="italic">betSize</math:mi>
            <math:mo math:stretchy="false"></math:mo>
            <math:msubsup>
              <math:mi>e</math:mi>
              <math:mi>n</math:mi>
              <math:mtext>*</math:mtext>
            </math:msubsup>
          </math:mrow>
        </math:mfrac>
      </math:mfenced>
    </math:mrow>
    <math:annotation math:encoding="StarMath 5.0">e^"*"_0 = betSize + chips_pot ~,~~ e^"*"_{n+1} = B_opp times pctWillCall left( betSize over {betSize +  e^"*"_n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0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sub>
            <math:mi>B</math:mi>
            <math:mi math:fontstyle="italic">opp</math:mi>
          </math:msub>
          <math:mo math:stretchy="false">×</math:mo>
          <math:mi math:fontstyle="italic">pctWillCall</math:mi>
        </math:mrow>
      </math:mrow>
      <math:mi>'</math:mi>
      <math:mrow>
        <math:mfenced math:open="" math:close=""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</math:mfenced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0 ~,~~ de^"*"_{n+1} = B_opp times pctWillCall' left( betSize over {betSize + e^"*"_n} right)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−</math:mo>
        <math:mi>B</math:mi>
      </math:mrow>
    </math:mrow>
    <math:annotation math:encoding="StarMath 5.0">G_shift(x) cdot B = G(x) cdot B  - B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frac>
                <math:mrow>
                  <math:mi>e</math:mi>
                  <math:mo math:stretchy="false">⋅</math:mo>
                  <math:msup>
                    <math:mi math:fontstyle="italic">win</math:mi>
                    <math:mi>e</math:mi>
                  </math:msup>
                </math:mrow>
                <math:mrow>
                  <math:mo math:stretchy="false"></math:mo>
                  <math:mrow>
                    <math:mrow>
                      <math:mn>1</math:mn>
                      <math:mo math:stretchy="false"></math:mo>
                      <math:msub>
                        <math:mi>f</math:mi>
                        <math:mi math:fontstyle="italic">pot</math:mi>
                      </math:msub>
                    </math:mrow>
                    <math:mo math:stretchy="false"></math:mo>
                    <math:mrow>
                      <math:mi>e</math:mi>
                      <math:mo math:stretchy="false">⋅</math:mo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</math:mo>
                </math:mrow>
              </math:mfrac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{e cdot win^e } over (1+ f_pot + e cdot (f + f_d)) + { {(1-losses)^e} -1 } over (1-(f + f_d)) + (s^"*"_av(e,m,f_pot,f_c)) right) times { G(f+f_d) }</math:annotation>
  </math:semantics>
</math:math>
</file>